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1778e9"/>
    </style:style>
    <style:style style:name="P3" style:family="paragraph" style:parent-style-name="Standard">
      <style:text-properties officeooo:paragraph-rsid="0017a63b"/>
    </style:style>
    <style:style style:name="P4" style:family="paragraph" style:parent-style-name="Standard">
      <style:text-properties officeooo:paragraph-rsid="0018bb00"/>
    </style:style>
    <style:style style:name="P5" style:family="paragraph" style:parent-style-name="Standard">
      <style:text-properties officeooo:paragraph-rsid="001b9328"/>
    </style:style>
    <style:style style:name="P6" style:family="paragraph" style:parent-style-name="Standard">
      <style:text-properties fo:color="#127622" loext:opacity="100%"/>
    </style:style>
    <style:style style:name="P7" style:family="paragraph" style:parent-style-name="Standard">
      <style:text-properties fo:color="#127622" loext:opacity="100%" officeooo:rsid="001ea774" officeooo:paragraph-rsid="001ea774"/>
    </style:style>
    <style:style style:name="P8" style:family="paragraph" style:parent-style-name="Standard">
      <style:text-properties fo:color="#127622" loext:opacity="100%" fo:font-weight="bold" style:font-weight-asian="bold" style:font-weight-complex="bold"/>
    </style:style>
    <style:style style:name="P9" style:family="paragraph" style:parent-style-name="Standard">
      <style:text-properties fo:color="#c9211e" loext:opacity="100%"/>
    </style:style>
    <style:style style:name="P10" style:family="paragraph" style:parent-style-name="Standard">
      <style:text-properties fo:color="#c9211e" loext:opacity="100%"/>
    </style:style>
    <style:style style:name="P11" style:family="paragraph" style:parent-style-name="Standard">
      <style:paragraph-properties fo:break-before="page"/>
    </style:style>
    <style:style style:name="T1" style:family="text">
      <style:text-properties officeooo:rsid="001778e9"/>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256c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Final Quiz</text:p>
      <text:p text:style-name="Standard">Latest Submission Grade 30%</text:p>
      <text:p text:style-name="Standard"/>
      <text:p text:style-name="P1">Question 1</text:p>
      <text:p text:style-name="Standard">Consider the given NumPy arrays a and b. What will be the value of c after the following code is executed?</text:p>
      <text:p text:style-name="Standard"/>
      <text:p text:style-name="Standard">c = a[4] + a[6]</text:p>
      <text:p text:style-name="Standard"/>
      <text:p text:style-name="P7">46</text:p>
      <text:p text:style-name="Standard"/>
      <text:p text:style-name="P8">Correct</text:p>
      <text:p text:style-name="Standard">Since array slices are passed by reference, the values at indices 4 and 5 in a will also be modified after the values in the array slice b are changed to 40. Hence, after the code is run, a = array([ 0, <text:s/>1, <text:s/>2, <text:s/>3, 40, 40, <text:s/>6, <text:s/>7]). As a[4] = 40 and a[6] = 6, c = 40 + 6 = 46.</text:p>
      <text:p text:style-name="Standard"/>
      <text:p text:style-name="P1">Question 2</text:p>
      <text:p text:style-name="Standard">Given the string s as shown below, which of the following expressions will be True?</text:p>
      <text:p text:style-name="Standard"/>
      <text:p text:style-name="Standard">import res = 'ABCAC'</text:p>
      <text:p text:style-name="Standard"/>
      <text:p text:style-name="Standard">1 len(re.search('A', s)) == 2</text:p>
      <text:p text:style-name="Standard"><text:span text:style-name="T1">2 </text:span>re.match('A', s) == True </text:p>
      <text:p text:style-name="P6"><text:span text:style-name="T1">3 </text:span><text:span text:style-name="T2">bool(re.match('A', s)) == True</text:span></text:p>
      <text:p text:style-name="Standard"/>
      <text:p text:style-name="Standard">Correct</text:p>
      <text:p text:style-name="Standard">re.match('A', s) return an re.match object. Since it will find a match for 'A' in 's', thus converting this object to bool will return True.</text:p>
      <text:p text:style-name="Standard"/>
      <text:p text:style-name="P1">Question 3</text:p>
      <text:p text:style-name="Standard">Consider a string <text:span text:style-name="T3">s</text:span>. <text:span text:style-name="T2">We want to find all characters (other than A) which are followed by triple A</text:span>, i.e., have AAA to the right. We don’t want to include the triple A in the output and just want the character immediately preceding AAA . Complete the code given below that would output the required result.</text:p>
      <text:p text:style-name="Standard"/>
      <text:p text:style-name="P2">def result(): <text:s text:c="3"/></text:p>
      <text:p text:style-name="P2"><text:tab/>s = 'ACAABAACAAABACDBADDDFSDDDFFSSSASDAFAAACBAAAFASD' <text:s text:c="4"/></text:p>
      <text:p text:style-name="P2"><text:tab/>result = [] <text:s text:c="3"/></text:p>
      <text:p text:style-name="P3"/>
      <text:p text:style-name="P3"><text:tab/># compete the pattern below <text:s text:c="3"/></text:p>
      <text:p text:style-name="P3"><text:tab/>pattern = '.{<text:span text:style-name="T4">A</text:span>}' <text:s text:c="3"/></text:p>
      <text:p text:style-name="P3"/>
      <text:p text:style-name="P3"><text:tab/>for item in re.finditer(pattern, s): <text:s text:c="5"/></text:p>
      <text:p text:style-name="P3"><text:tab/><text:tab/># identify the group number below. <text:s text:c="5"/></text:p>
      <text:p text:style-name="P4"><text:tab/><text:tab/>result.append(item.group())</text:p>
      <text:p text:style-name="P4"><text:tab/>return result</text:p>
      <text:p text:style-name="Standard"><text:tab/><text:tab/><text:tab/><text:tab/><text:tab/><text:tab/><text:tab/><text:tab/>Run/Reset</text:p>
      <text:p text:style-name="Standard"/>
      <text:p text:style-name="P9">Something seems to be wrong, try it again.</text:p>
      <text:p text:style-name="Standard"><text:soft-page-break/></text:p>
      <text:p text:style-name="P1">Question 4</text:p>
      <text:p text:style-name="Standard">Consider the following 4 expressions regarding the above pandas Series df. All of them have the same value except one expression. Can you identify which one it is?</text:p>
      <text:p text:style-name="Standard"/>
      <text:p text:style-name="Standard">df.index[0]</text:p>
      <text:p text:style-name="Standard">df[0]</text:p>
      <text:p text:style-name="Standard">df.iloc[0]</text:p>
      <text:p text:style-name="Standard">df['d']</text:p>
      <text:p text:style-name="Standard"/>
      <text:p text:style-name="Standard">Incorrect</text:p>
      <text:p text:style-name="Standard">You didn’t select an answer.</text:p>
      <text:p text:style-name="Standard"/>
      <text:p text:style-name="P1">Question 5</text:p>
      <text:p text:style-name="Standard">Consider the two pandas Series objects shown above, representing the no. of items of different yogurt flavors that were sold in a day from two different stores, s1 and s2. Which of the following statements is True regarding the Series s3 defined below?</text:p>
      <text:p text:style-name="Standard"/>
      <text:p text:style-name="Standard"/>
      <text:p text:style-name="Standard">s3 = s1.add(s2)</text:p>
      <text:p text:style-name="Standard"/>
      <text:p text:style-name="Standard">s3['Plain'] &gt;= s3['Mango']</text:p>
      <text:p text:style-name="Standard">s3['Mango'] &gt;= <text:s/>s1.add(s2, fill_value = 0)['Mango']</text:p>
      <text:p text:style-name="P5">s3['Blueberry'] == s1['Blueberry']</text:p>
      <text:p text:style-name="P5">s3['Blueberry'] == s1.add(s2, fill_value = 0)['Blueberry']</text:p>
      <text:p text:style-name="Standard"/>
      <text:p text:style-name="Standard"/>
      <text:p text:style-name="Standard">Incorrect</text:p>
      <text:p text:style-name="Standard">This is False as s3['Plain'] is nan and any comparison (such as &gt;, &gt;=, &lt;, &lt;=, ==) with a nan value always returns False</text:p>
      <text:p text:style-name="Standard"/>
      <text:p text:style-name="P1">Question 6</text:p>
      <text:p text:style-name="Standard">In the following list of statements regarding a DataFrame df, one or more statements are correct. Can you identify all the correct statements?</text:p>
      <text:p text:style-name="Standard"/>
      <text:p text:style-name="Standard">Every time we call df.set_index(), the old index will be discarded. <text:s text:c="9"/>Correct</text:p>
      <text:p text:style-name="Standard">Every time we call df.set_index(), the old index will be set as a new column.</text:p>
      <text:p text:style-name="Standard">Every time we call df.reset_index(), the old index will be discarded.</text:p>
      <text:p text:style-name="Standard">Every time we call df.reset_index(), the old index will be set as a new column.</text:p>
      <text:p text:style-name="Standard"/>
      <text:p text:style-name="Standard">Correct</text:p>
      <text:p text:style-name="Standard"/>
      <text:p text:style-name="Standard"/>
      <text:p text:style-name="P1">Question 7</text:p>
      <text:p text:style-name="Standard">Consider the Series object S defined below. Which of the following is an incorrect way to slice S such that we obtain all data points corresponding to the indices 'b', 'c', and 'd'?</text:p>
      <text:p text:style-name="Standard"/>
      <text:p text:style-name="Standard">S = pd.Series(np.arange(5), index=['a', 'b', 'c', 'd', 'e'])</text:p>
      <text:p text:style-name="Standard">S['b':'e']</text:p>
      <text:p text:style-name="Standard"><text:soft-page-break/>S[['b', 'c', 'd']]</text:p>
      <text:p text:style-name="Standard">S[S &lt;= 3][S &gt; 0]</text:p>
      <text:p text:style-name="Standard">S[1:4]</text:p>
      <text:p text:style-name="Standard"/>
      <text:p text:style-name="Standard">Incorrect</text:p>
      <text:p text:style-name="Standard">This will correctly slice the Series. The question requires you to select the incorrect alternative. </text:p>
      <text:p text:style-name="Standard"/>
      <text:p text:style-name="P1">Question 8</text:p>
      <text:p text:style-name="Standard"/>
      <text:p text:style-name="Standard">Consider the DataFrame df shown above with indexes 'R1', 'R2', 'R3', and 'R4'. <text:s/>In the following code, a new DataFrame df_new is created using df. What will be the value of df_new[1] after the below code is executed?</text:p>
      <text:p text:style-name="Standard"/>
      <text:p text:style-name="Standard"/>
      <text:p text:style-name="Standard">df_new = df.apply(f)f = lambda x: x.max() + x.min()</text:p>
      <text:p text:style-name="Standard"/>
      <text:p text:style-name="Standard"/>
      <text:p text:style-name="Standard">Incorrect</text:p>
      <text:p text:style-name="Standard">Remember, when a lambda function is applied to df and the value of axis is not indicated, by default the function will be applied to the columns of the DataFrame. To use the function on rows instead of columns, you need to specify axis = 'columns' or axis = 1. </text:p>
      <text:p text:style-name="Standard"/>
      <text:p text:style-name="P1">Question 9</text:p>
      <text:p text:style-name="Standard">Consider the DataFrame named new_df shown above. Which of the following expressions will output the result (showing the head of a DataFrame) below? </text:p>
      <text:p text:style-name="Standard"/>
      <text:p text:style-name="Standard">new_df.stack()</text:p>
      <text:p text:style-name="Standard">new_df.unstack()</text:p>
      <text:p text:style-name="P9">new_df.stack().stack()</text:p>
      <text:p text:style-name="Standard">new_df.unstack().unstack()</text:p>
      <text:p text:style-name="Standard"/>
      <text:p text:style-name="Standard"/>
      <text:p text:style-name="Standard">Incorrect</text:p>
      <text:p text:style-name="Standard">When we stack the new_df twice, we will move both two column index to row, as a result, we will get a Series.</text:p>
      <text:p text:style-name="Standard"/>
      <text:p text:style-name="Standard"/>
      <text:p text:style-name="P1">Question 10</text:p>
      <text:p text:style-name="Standard">Consider the DataFrame df shown above. What will be the output (rounded to the nearest integer) when the following code related to df is executed:</text:p>
      <text:p text:style-name="Standard"/>
      <text:p text:style-name="Standard">df.groupby('Item').sum().iloc[0]['Quantity sold']</text:p>
      <text:p text:style-name="Standard"/>
      <text:p text:style-name="Standard">Incorrect</text:p>
      <text:p text:style-name="Standard"/>
      <text:p text:style-name="Standard"/>
      <text:p text:style-name="Standard"/>
      <text:p text:style-name="P11">Final Quiz</text:p>
      <text:p text:style-name="Standard">Latest Submission Grade 80%</text:p>
      <text:p text:style-name="Standard">1.</text:p>
      <text:p text:style-name="Standard">Question 1</text:p>
      <text:p text:style-name="Standard">Consider the given NumPy arrays a and b. What will be the value of c after the following code is executed?</text:p>
      <text:p text:style-name="Standard"/>
      <text:p text:style-name="Standard">6</text:p>
      <text:p text:style-name="Standard">c = a[4] + a[6]￼</text:p>
      <text:p text:style-name="Standard"/>
      <text:p text:style-name="Standard">1 / 1 point</text:p>
      <text:p text:style-name="Standard">46</text:p>
      <text:p text:style-name="Standard">Correct</text:p>
      <text:p text:style-name="Standard">Since array slices are passed by reference, the values at indices 4 and 5 in a will also be modified after the values in the array slice b are changed to 40. Hence, after the code is run, a = array([ 0, <text:s/>1, <text:s/>2, <text:s/>3, 40, 40, <text:s/>6, <text:s/>7]). As a[4] = 40 and a[6] = 6, c = 40 + 6 = 46.</text:p>
      <text:p text:style-name="Standard"/>
      <text:p text:style-name="Standard">2.</text:p>
      <text:p text:style-name="Standard">Question 2</text:p>
      <text:p text:style-name="Standard">Given the string s as shown below, which of the following expressions will be True?</text:p>
      <text:p text:style-name="Standard"/>
      <text:p text:style-name="Standard">12</text:p>
      <text:p text:style-name="Standard">import res = 'ABCAC'</text:p>
      <text:p text:style-name="Standard">￼</text:p>
      <text:p text:style-name="Standard"/>
      <text:p text:style-name="Standard">1 / 1 point</text:p>
      <text:p text:style-name="Standard">￼</text:p>
      <text:p text:style-name="Standard">1</text:p>
      <text:p text:style-name="Standard">bool(re.match('A', s)) == True</text:p>
      <text:p text:style-name="Standard">￼</text:p>
      <text:p text:style-name="Standard"/>
      <text:p text:style-name="Standard">￼</text:p>
      <text:p text:style-name="Standard">1</text:p>
      <text:p text:style-name="Standard">len(re.split('A', s)) == 2</text:p>
      <text:p text:style-name="Standard">￼</text:p>
      <text:p text:style-name="Standard"/>
      <text:p text:style-name="Standard">￼</text:p>
      <text:p text:style-name="Standard">1</text:p>
      <text:p text:style-name="Standard">len(re.search('A', s)) == 2</text:p>
      <text:p text:style-name="Standard">￼</text:p>
      <text:p text:style-name="Standard"/>
      <text:p text:style-name="Standard">￼</text:p>
      <text:p text:style-name="Standard">12</text:p>
      <text:p text:style-name="Standard">re.match('A', s) == True </text:p>
      <text:p text:style-name="Standard">￼</text:p>
      <text:p text:style-name="Standard"/>
      <text:p text:style-name="Standard">Correct</text:p>
      <text:p text:style-name="Standard">re.match('A', s) return an re.match object. Since it will find a match for 'A' in 's', thus converting this object to bool will return True.</text:p>
      <text:p text:style-name="Standard"><text:soft-page-break/></text:p>
      <text:p text:style-name="Standard">3.</text:p>
      <text:p text:style-name="Standard">Question 3</text:p>
      <text:p text:style-name="Standard">Consider a string s. We want to find all characters (other than A) which are followed by triple A, i.e., have AAA to the right. We don’t want to include the triple A in the output and just want the character immediately preceding AAA . Complete the code given below that would output the required result.</text:p>
      <text:p text:style-name="Standard"/>
      <text:p text:style-name="Standard"/>
      <text:p text:style-name="Standard">0 / 1 point</text:p>
      <text:p text:style-name="Standard">12345678910111213</text:p>
      <text:p text:style-name="Standard">def result(): <text:s text:c="3"/>s = 'ACAABAACAAABACDBADDDFSDDDFFSSSASDAFAAACBAAAFASD' <text:s text:c="4"/>result = [] <text:s text:c="3"/># compete the pattern below <text:s text:c="3"/>pattern = 'A{3}' <text:s text:c="3"/>p = s.split('.A{3}')# <text:s text:c="3"/>for item in re.finditer(pattern, s):# <text:s text:c="5"/># identify the group number below.# <text:s text:c="5"/>result.append(item.group()) <text:s text:c="3"/>print(p) <text:s text:c="4"/>return result</text:p>
      <text:p text:style-name="Standard">￼</text:p>
      <text:p text:style-name="Standard">￼Run￼Reset</text:p>
      <text:p text:style-name="Standard">Incorrect</text:p>
      <text:p text:style-name="Standard">Something seems to be wrong, try it again.</text:p>
      <text:p text:style-name="Standard"/>
      <text:p text:style-name="Standard">4.</text:p>
      <text:p text:style-name="Standard">Question 4</text:p>
      <text:p text:style-name="Standard">￼</text:p>
      <text:p text:style-name="Standard">Consider the following 4 expressions regarding the above pandas Series df. All of them have the same value except one expression. Can you identify which one it is?</text:p>
      <text:p text:style-name="Standard"/>
      <text:p text:style-name="Standard"/>
      <text:p text:style-name="Standard">1 / 1 point</text:p>
      <text:p text:style-name="Standard">￼</text:p>
      <text:p text:style-name="Standard">1</text:p>
      <text:p text:style-name="Standard">df.index[0]</text:p>
      <text:p text:style-name="Standard">￼</text:p>
      <text:p text:style-name="Standard"/>
      <text:p text:style-name="Standard">￼</text:p>
      <text:p text:style-name="Standard">1</text:p>
      <text:p text:style-name="Standard">df['d']</text:p>
      <text:p text:style-name="Standard">￼</text:p>
      <text:p text:style-name="Standard"/>
      <text:p text:style-name="Standard">￼</text:p>
      <text:p text:style-name="Standard">1</text:p>
      <text:p text:style-name="Standard">df.iloc[0]</text:p>
      <text:p text:style-name="Standard">￼</text:p>
      <text:p text:style-name="Standard"/>
      <text:p text:style-name="Standard">￼</text:p>
      <text:p text:style-name="Standard">1</text:p>
      <text:p text:style-name="Standard">df[0]</text:p>
      <text:p text:style-name="Standard">￼</text:p>
      <text:p text:style-name="Standard"/>
      <text:p text:style-name="Standard">Correct</text:p>
      <text:p text:style-name="Standard"><text:s/>df.index[0] = 'd', which is different from the other three which are equal to 4</text:p>
      <text:p text:style-name="Standard"><text:soft-page-break/></text:p>
      <text:p text:style-name="Standard">5.</text:p>
      <text:p text:style-name="Standard">Question 5</text:p>
      <text:p text:style-name="Standard">￼</text:p>
      <text:p text:style-name="Standard">Consider the two pandas Series objects shown above, representing the no. of items of different yogurt flavors that were sold in a day from two different stores, s1 and s2. Which of the following statements is True regarding the Series s3 defined below?</text:p>
      <text:p text:style-name="Standard"/>
      <text:p text:style-name="Standard">1</text:p>
      <text:p text:style-name="Standard">s3 = s1.add(s2)</text:p>
      <text:p text:style-name="Standard">￼</text:p>
      <text:p text:style-name="Standard"/>
      <text:p text:style-name="Standard">1 / 1 point</text:p>
      <text:p text:style-name="Standard">￼</text:p>
      <text:p text:style-name="Standard">1</text:p>
      <text:p text:style-name="Standard">s3['Blueberry'] == s1.add(s2, fill_value = 0)['Blueberry']</text:p>
      <text:p text:style-name="Standard">￼</text:p>
      <text:p text:style-name="Standard"/>
      <text:p text:style-name="Standard">￼</text:p>
      <text:p text:style-name="Standard">1</text:p>
      <text:p text:style-name="Standard">s3['Blueberry'] == s1['Blueberry']</text:p>
      <text:p text:style-name="Standard">￼</text:p>
      <text:p text:style-name="Standard"/>
      <text:p text:style-name="Standard">￼</text:p>
      <text:p text:style-name="Standard">1</text:p>
      <text:p text:style-name="Standard">s3['Mango'] &gt;= <text:s/>s1.add(s2, fill_value = 0)['Mango']</text:p>
      <text:p text:style-name="Standard">￼</text:p>
      <text:p text:style-name="Standard"/>
      <text:p text:style-name="Standard">￼</text:p>
      <text:p text:style-name="Standard">1</text:p>
      <text:p text:style-name="Standard">s3['Plain'] &gt;= s3['Mango']</text:p>
      <text:p text:style-name="Standard">￼</text:p>
      <text:p text:style-name="Standard"/>
      <text:p text:style-name="Standard">Correct</text:p>
      <text:p text:style-name="Standard">This is True because the values of both are the same. Notice that the comparison type is greater than equal to and not strictly greater than.</text:p>
      <text:p text:style-name="Standard"/>
      <text:p text:style-name="Standard">6.</text:p>
      <text:p text:style-name="Standard">Question 6</text:p>
      <text:p text:style-name="Standard">In the following list of statements regarding a DataFrame df, one or more statements are correct. Can you identify all the correct statements?</text:p>
      <text:p text:style-name="Standard"/>
      <text:p text:style-name="Standard"/>
      <text:p text:style-name="Standard">1 / 1 point</text:p>
      <text:p text:style-name="Standard">￼</text:p>
      <text:p text:style-name="Standard">Every time we call df.set_index(), the old index will be discarded.</text:p>
      <text:p text:style-name="Standard"/>
      <text:p text:style-name="Standard"/>
      <text:p text:style-name="Standard">Correct</text:p>
      <text:p text:style-name="Standard"><text:soft-page-break/>￼</text:p>
      <text:p text:style-name="Standard">Every time we call df.set_index(), the old index will be set as a new column.</text:p>
      <text:p text:style-name="Standard"/>
      <text:p text:style-name="Standard"/>
      <text:p text:style-name="Standard">￼</text:p>
      <text:p text:style-name="Standard">Every time we call df.reset_index(), the old index will be discarded.</text:p>
      <text:p text:style-name="Standard"/>
      <text:p text:style-name="Standard"/>
      <text:p text:style-name="Standard">￼</text:p>
      <text:p text:style-name="Standard">Every time we call df.reset_index(), the old index will be set as a new column.</text:p>
      <text:p text:style-name="Standard"/>
      <text:p text:style-name="Standard"/>
      <text:p text:style-name="Standard">Correct</text:p>
      <text:p text:style-name="Standard">7.</text:p>
      <text:p text:style-name="Standard">Question 7</text:p>
      <text:p text:style-name="Standard">Consider the Series object S defined below. Which of the following is an incorrect way to slice S such that we obtain all data points corresponding to the indices 'b', 'c', and 'd'?</text:p>
      <text:p text:style-name="Standard"/>
      <text:p text:style-name="Standard">1</text:p>
      <text:p text:style-name="Standard">S = pd.Series(np.arange(5), index=['a', 'b', 'c', 'd', 'e'])</text:p>
      <text:p text:style-name="Standard">￼</text:p>
      <text:p text:style-name="Standard"/>
      <text:p text:style-name="Standard">0 / 1 point</text:p>
      <text:p text:style-name="Standard">￼</text:p>
      <text:p text:style-name="Standard">1</text:p>
      <text:p text:style-name="Standard">S['b':'e']</text:p>
      <text:p text:style-name="Standard">￼</text:p>
      <text:p text:style-name="Standard"/>
      <text:p text:style-name="Standard">￼</text:p>
      <text:p text:style-name="Standard">1</text:p>
      <text:p text:style-name="Standard">S[['b', 'c', 'd']]</text:p>
      <text:p text:style-name="Standard">￼</text:p>
      <text:p text:style-name="Standard"/>
      <text:p text:style-name="Standard">￼</text:p>
      <text:p text:style-name="Standard">1</text:p>
      <text:p text:style-name="Standard">S[S &lt;= 3][S &gt; 0]</text:p>
      <text:p text:style-name="Standard">￼</text:p>
      <text:p text:style-name="Standard"/>
      <text:p text:style-name="Standard">￼</text:p>
      <text:p text:style-name="Standard">1</text:p>
      <text:p text:style-name="Standard">S[1:4]</text:p>
      <text:p text:style-name="Standard">￼</text:p>
      <text:p text:style-name="Standard"/>
      <text:p text:style-name="Standard">Incorrect</text:p>
      <text:p text:style-name="Standard">This will correctly slice the Series. The question requires you to select the incorrect alternative. </text:p>
      <text:p text:style-name="Standard"/>
      <text:p text:style-name="Standard">8.</text:p>
      <text:p text:style-name="Standard">Question 8</text:p>
      <text:p text:style-name="Standard">￼</text:p>
      <text:p text:style-name="Standard"><text:soft-page-break/>Consider the DataFrame df shown above with indexes 'R1', 'R2', 'R3', and 'R4'. <text:s/>In the following code, a new DataFrame df_new is created using df. What will be the value of df_new[1] after the below code is executed?</text:p>
      <text:p text:style-name="Standard"/>
      <text:p text:style-name="Standard">12</text:p>
      <text:p text:style-name="Standard">f = lambda x: x.max() + x.min()df_new = df.apply(f)</text:p>
      <text:p text:style-name="Standard">￼</text:p>
      <text:p text:style-name="Standard"/>
      <text:p text:style-name="Standard">1 / 1 point</text:p>
      <text:p text:style-name="Standard">88</text:p>
      <text:p text:style-name="Standard">Correct</text:p>
      <text:p text:style-name="Standard">The lambda function, when applied to df, will output a Series object with the sum of maximum and minimum values of each column 'a', 'b', and 'c'. <text:s/>df1[1] refers to the second row of df1, which has index 'b'. The maximum and minimum values of column 'b' are 82 and 6 respectively. Hence the correct answer is 82 + 6 = 88.</text:p>
      <text:p text:style-name="Standard"/>
      <text:p text:style-name="Standard">9.</text:p>
      <text:p text:style-name="Standard">Question 9</text:p>
      <text:p text:style-name="Standard">￼</text:p>
      <text:p text:style-name="Standard">Consider the DataFrame named new_df shown above. Which of the following expressions will output the result (showing the head of a DataFrame) below? </text:p>
      <text:p text:style-name="Standard"/>
      <text:p text:style-name="Standard">￼</text:p>
      <text:p text:style-name="Standard"/>
      <text:p text:style-name="Standard">1 / 1 point</text:p>
      <text:p text:style-name="Standard">￼</text:p>
      <text:p text:style-name="Standard">new_df.stack()</text:p>
      <text:p text:style-name="Standard"/>
      <text:p text:style-name="Standard"/>
      <text:p text:style-name="Standard">￼</text:p>
      <text:p text:style-name="Standard">new_df.unstack()</text:p>
      <text:p text:style-name="Standard"/>
      <text:p text:style-name="Standard"/>
      <text:p text:style-name="Standard">￼</text:p>
      <text:p text:style-name="Standard">new_df.stack().stack()</text:p>
      <text:p text:style-name="Standard"/>
      <text:p text:style-name="Standard"/>
      <text:p text:style-name="Standard">￼</text:p>
      <text:p text:style-name="Standard">new_df.unstack().unstack()</text:p>
      <text:p text:style-name="Standard"/>
      <text:p text:style-name="Standard"/>
      <text:p text:style-name="Standard">Correct</text:p>
      <text:p text:style-name="Standard">When we unstack the new_df first time, we will get a Series with triple row index, when we unstack this Series again, the inner most row, which is actually the previous country, will be moved to the column index again.</text:p>
      <text:p text:style-name="Standard"/>
      <text:p text:style-name="Standard">10.</text:p>
      <text:p text:style-name="Standard">Question 10</text:p>
      <text:p text:style-name="Standard">￼</text:p>
      <text:p text:style-name="Standard"><text:soft-page-break/>Consider the DataFrame df shown above. What will be the output (rounded to the nearest integer) when the following code related to df is executed:</text:p>
      <text:p text:style-name="Standard"/>
      <text:p text:style-name="Standard">1</text:p>
      <text:p text:style-name="Standard">df.groupby('Item').sum().iloc[0]['Quantity sold']</text:p>
      <text:p text:style-name="Standard">￼</text:p>
      <text:p text:style-name="Standard"/>
      <text:p text:style-name="Standard">1 / 1 point</text:p>
      <text:p text:style-name="Standard">30</text:p>
      <text:p text:style-name="Standard">Correct</text:p>
      <text:p text:style-name="Standard">Groupby will create two groups from this df which correspond to item_1 and item_2. Calling sum() will add the quantities sold for each item across all 3 stores (A, B and C). iloc[0] will get the first row, which corresponds to item_1 and the sum of 'Quantity sold' values for item_1 will be calculated ignoring NaN, which comes out to be 30.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5T14:12:40.300462769</meta:creation-date>
    <dc:date>2022-01-18T00:08:06.975374171</dc:date>
    <meta:editing-duration>PT19H45M25S</meta:editing-duration>
    <meta:editing-cycles>3</meta:editing-cycles>
    <meta:generator>LibreOffice/7.2.4.1$Linux_X86_64 LibreOffice_project/b8e68b5bf61ce56d972a163ea31a18aecdcd64cd</meta:generator>
    <meta:document-statistic meta:table-count="0" meta:image-count="0" meta:object-count="0" meta:page-count="9" meta:paragraph-count="251" meta:word-count="1678" meta:character-count="9368" meta:non-whitespace-character-count="7821"/>
  </office:meta>
</office:document-meta>
</file>